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1d7381" officeooo:paragraph-rsid="001d7381" style:font-size-asian="10.5pt" style:font-size-complex="12pt"/>
    </style:style>
    <style:style style:name="P11" style:family="paragraph" style:parent-style-name="Table_20_Contents">
      <style:text-properties fo:font-size="12pt" officeooo:rsid="001d8471" officeooo:paragraph-rsid="001d8471" style:font-size-asian="10.5pt" style:font-size-complex="12pt"/>
    </style:style>
    <style:style style:name="T1" style:family="text">
      <style:text-properties officeooo:rsid="001c6edb"/>
    </style:style>
    <style:style style:name="T2" style:family="text">
      <style:text-properties officeooo:rsid="001d7381"/>
    </style:style>
    <style:style style:name="T3" style:family="text">
      <style:text-properties officeooo:rsid="001d84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2">Precalculus</text:span> <text:s text:c="2"/>4/1 – 4/5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0">Event tree,</text:p>
            <text:p text:style-name="P10">Fundamental counting principle, sequential events.</text:p>
          </table:table-cell>
          <table:table-cell table:style-name="Table1.A2" office:value-type="string">
            <text:p text:style-name="P10">Factorial, permutations, distinguishable permutations.</text:p>
          </table:table-cell>
          <table:table-cell table:style-name="Table1.A2" office:value-type="string">
            <text:p text:style-name="P11">Combinations.</text:p>
          </table:table-cell>
          <table:table-cell table:style-name="Table1.A2" office:value-type="string">
            <text:p text:style-name="P11">Binomial theorem, Pascals triangle.</text:p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Content</text:p>
          </table:table-cell>
          <table:table-cell table:style-name="Table1.A2" office:value-type="string">
            <text:p text:style-name="P10">Counting ways things can occur in sequence. <text:s/>Coins, dice, cards etc. Uniform event trees.</text:p>
          </table:table-cell>
          <table:table-cell table:style-name="Table1.A2" office:value-type="string">
            <text:p text:style-name="P10">Ordering objects, letters, numbers etc. Event trees, <text:span text:style-name="T3">partial canceling of factorial in the equations for number of permutations.</text:span></text:p>
          </table:table-cell>
          <table:table-cell table:style-name="Table1.A2" office:value-type="string">
            <text:p text:style-name="P11">Counting modulo equivalent permutations.</text:p>
            <text:p text:style-name="P11">Platonic solids.</text:p>
          </table:table-cell>
          <table:table-cell table:style-name="Table1.A2" office:value-type="string">
            <text:p text:style-name="P11">Why binomial coefficients are really combinations. <text:s/>Why Pascals triangle yields combinations.</text:p>
          </table:table-cell>
          <table:table-cell table:style-name="Table1.F2" office:value-type="string">
            <text:p text:style-name="P11">Summary discussion, 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4T10:46:31.289653006</dc:date>
    <meta:editing-duration>PT10M3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23" meta:word-count="90" meta:character-count="722" meta:non-whitespace-character-count="641"/>
  </office:meta>
</office:document-meta>
</file>